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text:soft-page-break/>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text:soft-page-break/>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oft-page-break/><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text:soft-page-break/>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neural fading caused by ADHD and a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text:soft-page-break/>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The Final Episode - Asking Alexandria</text:p>
      <text:p text:style-name="Standard">15 Pieces of Flare - The Amity Affliction</text:p>
      <text:p text:style-name="Standard">Blind - Korn</text:p>
      <text:p text:style-name="Standard">What's Left of Me - blessthefall</text:p>
      <text:p text:style-name="Standard">Carrion - Call of Duty: Black Ops II</text:p>
      <text:p text:style-name="Standard">Second &amp; Sebring - Of Mice and Men</text:p>
      <text:p text:style-name="Standard">Fuck Love - Victims of the New Disease</text:p>
      <text:p text:style-name="Standard">Mute - Blaqk Audio</text:p>
      <text:p text:style-name="Standard">Santa's Pissed - Motionless in White (5 severed ADHD med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text:soft-page-break/>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soft-page-break/><text:tab/>Evolutionary benefit: a mental fence from external threats, mental entertainment?</text:p>
      <text:p text:style-name="Standard">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text:soft-page-break/>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text:soft-page-break/>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text:soft-page-break/>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text:soft-page-break/>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text:soft-page-break/>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text:soft-page-break/>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text:soft-page-break/>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text:soft-page-break/>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text:soft-page-break/>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text:soft-page-break/>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text:soft-page-break/>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ext:soft-page-break/>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text:soft-page-break/>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text:soft-page-break/>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text:soft-page-break/>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text:soft-page-break/>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text:soft-page-break/>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text:soft-page-break/>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text:soft-page-break/>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and Two Weeks by All That Remains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text:soft-page-break/>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text:soft-page-break/>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text:soft-page-break/>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text:soft-page-break/>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text:soft-page-break/>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text:soft-page-break/>shell Armadillo and destroy me by somehow forcing adrenaline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6T20:21:42.524000000</dc:date>
    <meta:editing-duration>PT1H3M25S</meta:editing-duration>
    <meta:editing-cycles>62</meta:editing-cycles>
    <meta:generator>LibreOffice/7.2.1.2$Windows_X86_64 LibreOffice_project/87b77fad49947c1441b67c559c339af8f3517e22</meta:generator>
    <meta:document-statistic meta:table-count="0" meta:image-count="0" meta:object-count="0" meta:page-count="202" meta:paragraph-count="2508" meta:word-count="133035" meta:character-count="738500" meta:non-whitespace-character-count="598928"/>
  </office:meta>
</office:document-meta>
</file>